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3.556cm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</style:style>
    <style:style style:name="gr5" style:family="graphic" style:parent-style-name="objectwithoutfill">
      <style:graphic-properties draw:marker-end="Arrowheads_20_2" draw:marker-end-width="0.3cm" draw:fill="none" draw:textarea-vertical-align="middle"/>
    </style:style>
    <style:style style:name="gr6" style:family="graphic" style:parent-style-name="objectwithoutfill">
      <style:graphic-properties draw:marker-end="Arrowheads_20_3" draw:marker-end-width="0.3cm" draw:fill="none" draw:textarea-vertical-align="middle"/>
    </style:style>
    <style:style style:name="gr7" style:family="graphic" style:parent-style-name="objectwithoutfill">
      <style:graphic-properties draw:marker-end="Arrowheads_20_5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57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67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11" style:family="graphic" style:parent-style-name="objectwithoutfill">
      <style:graphic-properties draw:marker-end="Arrowheads_20_10" draw:marker-end-width="0.3cm" draw:fill="none" draw:textarea-vertical-align="middle"/>
    </style:style>
    <style:style style:name="gr12" style:family="graphic" style:parent-style-name="objectwithoutfill">
      <style:graphic-properties draw:marker-end="Arrowheads_20_11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10cm"/>
      <style:paragraph-properties style:writing-mode="lr-tb"/>
    </style:style>
    <style:style style:name="gr14" style:family="graphic" style:parent-style-name="objectwithoutfill">
      <style:graphic-properties draw:marker-end="Arrowheads_20_12" draw:marker-end-width="0.3cm" draw:fill="none" draw:textarea-vertical-align="middle"/>
    </style:style>
    <style:style style:name="gr15" style:family="graphic" style:parent-style-name="objectwithoutfill">
      <style:graphic-properties draw:marker-end="Arrowheads_20_13" draw:marker-end-width="0.3cm" draw:fill="none" draw:textarea-vertical-align="middle"/>
    </style:style>
    <style:style style:name="gr16" style:family="graphic" style:parent-style-name="objectwithoutfill">
      <style:graphic-properties draw:marker-end="Arrowheads_20_14" draw:marker-end-width="0.3cm" draw:fill="none" draw:textarea-vertical-align="middle"/>
    </style:style>
    <style:style style:name="gr17" style:family="graphic" style:parent-style-name="objectwithoutfill">
      <style:graphic-properties draw:marker-end="Arrowheads_20_15" draw:marker-end-width="0.3cm" draw:fill="none" draw:textarea-vertical-align="middle"/>
    </style:style>
    <style:style style:name="gr18" style:family="graphic" style:parent-style-name="objectwithoutfill">
      <style:graphic-properties draw:marker-end="Arrowheads_20_16" draw:marker-end-width="0.3cm" draw:fill="none" draw:textarea-vertical-align="middle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cm" svg:height="1.673cm" svg:x="3.75cm" svg:y="1.827cm">
          <draw:text-box>
            <text:p>Animal (Respirar Oxigeno, Fluidos corporales)</text:p>
          </draw:text-box>
        </draw:frame>
        <draw:frame draw:style-name="gr1" draw:text-style-name="P1" draw:layer="layout" svg:width="6.5cm" svg:height="2.384cm" svg:x="1.5cm" svg:y="4.577cm">
          <draw:text-box>
            <text:p>Insecto</text:p>
            <text:p>(Exoesqueleto,</text:p>
            <text:p>Invertebrados)</text:p>
          </draw:text-box>
        </draw:frame>
        <draw:frame draw:style-name="gr2" draw:text-style-name="P1" draw:layer="layout" svg:width="4.75cm" svg:height="3.095cm" svg:x="7.5cm" svg:y="5cm">
          <draw:text-box>
            <text:p>Mamífero</text:p>
            <text:p>(Glandulas, Glandulas Mamarias)</text:p>
          </draw:text-box>
        </draw:frame>
        <draw:frame draw:style-name="gr2" draw:text-style-name="P1" draw:layer="layout" svg:width="5.5cm" svg:height="1.673cm" svg:x="13.5cm" svg:y="5cm">
          <draw:text-box>
            <text:p>Ovíparo(Huevos,</text:p>
            <text:p>Incubación)</text:p>
          </draw:text-box>
        </draw:frame>
        <draw:frame draw:style-name="gr1" draw:text-style-name="P1" draw:layer="layout" svg:width="6.75cm" svg:height="1.673cm" svg:x="13.5cm" svg:y="7.75cm">
          <draw:text-box>
            <text:p>Pajaro(Plumas,Alas)</text:p>
          </draw:text-box>
        </draw:frame>
        <draw:frame draw:style-name="gr2" draw:text-style-name="P1" draw:layer="layout" svg:width="4cm" svg:height="2.384cm" svg:x="7.75cm" svg:y="8.5cm">
          <draw:text-box>
            <text:p>Persona</text:p>
            <text:p>(Genetica,</text:p>
            <text:p>Fisiologia)</text:p>
          </draw:text-box>
        </draw:frame>
        <draw:frame draw:style-name="gr2" draw:text-style-name="P1" draw:layer="layout" svg:width="3cm" svg:height="2.384cm" svg:x="6.5cm" svg:y="12.25cm">
          <draw:text-box>
            <text:p>Hombre</text:p>
            <text:p>(Sexo macho)</text:p>
          </draw:text-box>
        </draw:frame>
        <draw:frame draw:style-name="gr3" draw:text-style-name="P1" draw:layer="layout" svg:width="3.75cm" svg:height="3.806cm" svg:x="10.25cm" svg:y="12.194cm">
          <draw:text-box>
            <text:p>Mujer</text:p>
            <text:p>(Sexo Hembra)</text:p>
          </draw:text-box>
        </draw:frame>
        <draw:line draw:style-name="gr4" draw:text-style-name="P2" draw:layer="layout" svg:x1="8.25cm" svg:y1="3.25cm" svg:x2="4.25cm" svg:y2="4.75cm">
          <text:p/>
        </draw:line>
        <draw:line draw:style-name="gr5" draw:text-style-name="P2" draw:layer="layout" svg:x1="9cm" svg:y1="3.25cm" svg:x2="9cm" svg:y2="5cm">
          <text:p/>
        </draw:line>
        <draw:line draw:style-name="gr6" draw:text-style-name="P2" draw:layer="layout" svg:x1="9.5cm" svg:y1="3.25cm" svg:x2="14cm" svg:y2="4.5cm">
          <text:p/>
        </draw:line>
        <draw:line draw:style-name="gr7" draw:text-style-name="P2" draw:layer="layout" svg:x1="14.5cm" svg:y1="6.25cm" svg:x2="14.5cm" svg:y2="7.5cm">
          <text:p/>
        </draw:line>
        <draw:frame draw:style-name="gr8" draw:text-style-name="P1" draw:layer="layout" svg:width="2.25cm" svg:height="1.673cm" svg:x="1cm" svg:y="9.673cm">
          <draw:text-box>
            <text:p>Polilla</text:p>
            <text:p>(Alas)</text:p>
          </draw:text-box>
        </draw:frame>
        <draw:frame draw:style-name="gr9" draw:text-style-name="P1" draw:layer="layout" svg:width="2.5cm" svg:height="1.673cm" svg:x="3.25cm" svg:y="9.577cm">
          <draw:text-box>
            <text:p>Pulga</text:p>
            <text:p>(Salta)</text:p>
          </draw:text-box>
        </draw:frame>
        <draw:frame draw:style-name="gr10" draw:text-style-name="P1" draw:layer="layout" svg:width="3.5cm" svg:height="2.384cm" svg:x="13.5cm" svg:y="10.25cm">
          <draw:text-box>
            <text:p>Canario</text:p>
            <text:p>(Colores)</text:p>
          </draw:text-box>
        </draw:frame>
        <draw:frame draw:style-name="gr1" draw:text-style-name="P1" draw:layer="layout" svg:width="3cm" svg:height="1.673cm" svg:x="17.25cm" svg:y="10.25cm">
          <draw:text-box>
            <text:p>Jilguero</text:p>
            <text:p>(Canto)</text:p>
          </draw:text-box>
        </draw:frame>
        <draw:line draw:style-name="gr11" draw:text-style-name="P2" draw:layer="layout" svg:x1="14.75cm" svg:y1="9cm" svg:x2="14.75cm" svg:y2="10.25cm">
          <text:p/>
        </draw:line>
        <draw:line draw:style-name="gr12" draw:text-style-name="P2" draw:layer="layout" svg:x1="15.5cm" svg:y1="9cm" svg:x2="18cm" svg:y2="10cm">
          <text:p/>
        </draw:line>
        <draw:frame draw:style-name="gr13" draw:text-style-name="P1" draw:layer="layout" svg:width="18.5cm" svg:height="10.25cm" svg:x="1.5cm" svg:y="16cm">
          <draw:text-box>
            <text:p>La clase principal seria Animal ya que es de la que heredan todos.</text:p>
            <text:p/>
            <text:p>Despues Insecto, Mamífero y Ovíparo Son tres clases las cuales tendrian datos generales.</text:p>
            <text:p/>
            <text:p>Y finalmente las clases mas concretas que serian las ultimas Polilla, Pulga, Hombre, Mujer, Canario, Jiljero.</text:p>
            <text:p/>
            <text:p>Lo que hay entre parentesis son datos que habria en las clase.</text:p>
          </draw:text-box>
        </draw:frame>
        <draw:line draw:style-name="gr14" draw:text-style-name="P2" draw:layer="layout" svg:x1="9cm" svg:y1="10.75cm" svg:x2="8cm" svg:y2="12cm">
          <text:p/>
        </draw:line>
        <draw:line draw:style-name="gr15" draw:text-style-name="P2" draw:layer="layout" svg:x1="9.75cm" svg:y1="10.75cm" svg:x2="11.25cm" svg:y2="12.25cm">
          <text:p/>
        </draw:line>
        <draw:line draw:style-name="gr16" draw:text-style-name="P2" draw:layer="layout" svg:x1="9.25cm" svg:y1="8cm" svg:x2="9.25cm" svg:y2="8.75cm">
          <text:p/>
        </draw:line>
        <draw:line draw:style-name="gr17" draw:text-style-name="P2" draw:layer="layout" svg:x1="3.5cm" svg:y1="7.5cm" svg:x2="2.25cm" svg:y2="9.5cm">
          <text:p/>
        </draw:line>
        <draw:line draw:style-name="gr18" draw:text-style-name="P2" draw:layer="layout" svg:x1="4cm" svg:y1="7.5cm" svg:x2="4.25cm" svg:y2="9.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29T20:02:37.467483733</meta:creation-date>
    <dc:date>2021-09-29T20:55:14.258704399</dc:date>
    <meta:editing-duration>PT20M33S</meta:editing-duration>
    <meta:editing-cycles>3</meta:editing-cycles>
    <meta:generator>LibreOffice/7.2.1.2$Linux_X86_64 LibreOffice_project/20$Build-2</meta:generator>
    <meta:document-statistic meta:object-count="24"/>
  </office:meta>
</office:document-meta>
</file>